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groundPoster.BackgroundPoster( EventBus eventB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Poster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ackgroundPoster.enqueue( Subscription subscription , Objec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